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017C0EB115E45A6E20A.png" manifest:media-type="image/png"/>
  <manifest:file-entry manifest:full-path="Pictures/100084910000266B0000025FC792998D2E811902.svg" manifest:media-type="image/svg+xml"/>
  <manifest:file-entry manifest:full-path="Pictures/100060DB00001C0E000001D198A5BA1977BA2289.svg" manifest:media-type="image/svg+xml"/>
  <manifest:file-entry manifest:full-path="Pictures/1000392C00000F7A000001E8A0FCB9B866B41809.svg" manifest:media-type="image/svg+xml"/>
  <manifest:file-entry manifest:full-path="Pictures/100002010000009600000012F797B78F7A40D222.png" manifest:media-type="image/png"/>
  <manifest:file-entry manifest:full-path="Pictures/100002010000010F00000012ACF0741C10EEEDB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style:style>
    <style:style style:name="P2"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3"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fo:letter-spacing="normal"/>
    </style:style>
    <style:style style:name="P4"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7" style:family="paragraph" style:parent-style-name="Text_20_body" style:list-style-name="L5">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9" style:family="paragraph" style:parent-style-name="Text_20_body" style:list-style-name="L5">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0" style:family="paragraph" style:parent-style-name="Text_20_body" style:list-style-name="L5">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style:font-weight-asian="bold" style:font-weight-complex="bold"/>
    </style:style>
    <style:style style:name="P11" style:family="paragraph" style:parent-style-name="Text_20_body" style:list-style-name="L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style:style>
    <style:style style:name="P12"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4"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5"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6"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bold" style:font-weight-asian="bold" style:font-weight-complex="bold"/>
    </style:style>
    <style:style style:name="T1" style:family="text">
      <style:text-properties fo:font-weight="bold" loext:padding="0cm" loext:border="none"/>
    </style:style>
    <style:style style:name="T2" style:family="text">
      <style:text-properties fo:font-style="italic" fo:font-weight="bold" loext:padding="0cm" loext:border="none"/>
    </style:style>
    <style:style style:name="T3" style:family="text">
      <style:text-properties fo:font-size="9pt" loext:padding="0cm" loext:border="none"/>
    </style:style>
    <style:style style:name="T4" style:family="text">
      <style:text-properties style:font-name="Consolas" fo:font-size="11.25pt" fo:font-style="normal" fo:font-weight="normal"/>
    </style:style>
    <style:style style:name="T5" style:family="text">
      <style:text-properties fo:font-variant="normal" fo:text-transform="none" style:font-name="Roboto" fo:font-size="12pt" fo:letter-spacing="normal" fo:font-style="normal" fo:font-weight="normal"/>
    </style:style>
    <style:style style:name="T6" style:family="text">
      <style:text-properties fo:font-variant="normal" fo:text-transform="none" style:font-name="Roboto" fo:font-size="12pt" fo:letter-spacing="normal" fo:font-style="normal" fo:font-weight="normal" loext:padding="0cm" loext:border="none"/>
    </style:style>
    <style:style style:name="T7" style:family="text">
      <style:text-properties fo:font-variant="normal" fo:text-transform="none" style:font-name="Roboto" fo:font-size="12pt" fo:letter-spacing="normal" fo:font-style="normal" fo:font-weight="bold" style:font-weight-asian="bold" style:font-weight-complex="bold"/>
    </style:style>
    <style:style style:name="T8" style:family="text">
      <style:text-properties fo:font-variant="normal" fo:text-transform="none" style:font-name="Roboto" fo:font-size="12pt" fo:letter-spacing="normal" fo:font-style="normal" fo:font-weight="bold" style:font-weight-asian="bold" style:font-weight-complex="bold"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ecision Tree Introduction with example</text:h>
      <text:list xml:id="list3190357210" text:style-name="L1">
        <text:list-item>
          <text:p text:style-name="P12">Decision tree algorithm falls under the category of supervised learning. They can be used to solve both regression and classification problems.</text:p>
        </text:list-item>
        <text:list-item>
          <text:p text:style-name="P12">Decision tree uses the tree representation to solve the problem in which each leaf node corresponds to a class label and attributes are represented on the internal node of the tree.</text:p>
        </text:list-item>
        <text:list-item>
          <text:p text:style-name="P12">We can represent any boolean function on discrete attributes using the decision tree.</text:p>
        </text:list-item>
      </text:list>
      <text:p text:style-name="P5">Below are some assumptions that we made while using decision tree:</text:p>
      <text:list xml:id="list1511631010" text:style-name="L2">
        <text:list-item>
          <text:p text:style-name="P13">At the beginning, we consider the whole training set as the root.</text:p>
        </text:list-item>
        <text:list-item>
          <text:p text:style-name="P13">Feature values are preferred to be categorical. If the values are continuous then they are discretized prior to building the model.</text:p>
        </text:list-item>
        <text:list-item>
          <text:p text:style-name="P13">On the basis of attribute values records are distributed recursively.</text:p>
        </text:list-item>
        <text:list-item>
          <text:p text:style-name="P13">We use statistical methods for ordering attributes as root or the internal node.</text:p>
        </text:list-item>
      </text:list>
      <text:p text:style-name="P8">In Decision Tree the major challenge is to identification of the attribute for the root node in each level. This process is known as attribute selection. We have two popular attribute selection measures:</text:p>
      <text:list xml:id="list1811113937" text:style-name="L3">
        <text:list-item>
          <text:p text:style-name="P14">Information Gain</text:p>
        </text:list-item>
        <text:list-item>
          <text:p text:style-name="P14">Gini Index</text:p>
        </text:list-item>
      </text:list>
      <text:p text:style-name="P6"><text:span text:style-name="T1">1. Information Gain</text:span><text:line-break/>When we use a node in a decision tree to partition the training instances into smaller subsets the entropy changes. Information gain is a measure of this change in entropy.<text:line-break/><text:span text:style-name="T2">Definition</text:span>: Suppose S is a set of instances, A is an attribute, S<text:span text:style-name="T3">v</text:span> is the subset of S with A = v, and Values (A) is the set of all possible values of A, then<text:line-break/><draw:frame draw:style-name="fr1" draw:name="Image1" text:anchor-type="as-char" svg:width="17.78cm" svg:height="1.111cm" draw:z-index="2"><draw:image xlink:href="Pictures/100084910000266B0000025FC792998D2E811902.svg" xlink:type="simple" xlink:show="embed" xlink:actuate="onLoad" loext:mime-type="image/svg+xml"/><draw:image xlink:href="Pictures/100002010000017400000017C0EB115E45A6E20A.png" xlink:type="simple" xlink:show="embed" xlink:actuate="onLoad" loext:mime-type="image/png"/><svg:title>Gain(S, A) = Entropy(S) - \sum_{v \epsilon  Values(A)}\frac{\left | S_{v} \right |}{\left | S \right |}. Entropy(S_{v})</svg:title></draw:frame></text:p>
      <text:p text:style-name="P6"><text:span text:style-name="T1">Entropy</text:span><text:line-break/>Entropy is the measure of uncertainty of a random variable, it characterizes the <text:soft-page-break/>impurity of an arbitrary collection of examples. The higher the entropy more the information content.<text:line-break/><text:span text:style-name="T2">Definition</text:span>: Suppose S is a set of instances, A is an attribute, S<text:span text:style-name="T3">v</text:span> is the subset of S with A = v, and Values (A) is the set of all possible values of A, then<text:line-break/><draw:frame draw:style-name="fr1" draw:name="Image2" text:anchor-type="as-char" svg:width="17.78cm" svg:height="1.111cm" draw:z-index="0"><draw:image xlink:href="Pictures/100084910000266B0000025FC792998D2E811902.svg" xlink:type="simple" xlink:show="embed" xlink:actuate="onLoad" loext:mime-type="image/svg+xml"/><draw:image xlink:href="Pictures/100002010000017400000017C0EB115E45A6E20A.png" xlink:type="simple" xlink:show="embed" xlink:actuate="onLoad" loext:mime-type="image/png"/><svg:title>Gain(S, A) = Entropy(S) - \sum_{v \epsilon  Values(A)}\frac{\left | S_{v} \right |}{\left | S \right |}. Entropy(S_{v})</svg:title></draw:frame><text:line-break/>Example:</text:p>
      <text:p text:style-name="P1">For the set X = {a,a,a,b,b,b,b,b}</text:p>
      <text:p text:style-name="P2">Total intances: 8</text:p>
      <text:p text:style-name="P2">Instances of b: 5</text:p>
      <text:p text:style-name="P2">Instances of a: 3</text:p>
      <text:p text:style-name="P4"/>
      <text:p text:style-name="P3"><draw:frame draw:style-name="fr1" draw:name="Image3" text:anchor-type="as-char" svg:width="12.885cm" svg:height="0.9cm" draw:z-index="1"><draw:image xlink:href="Pictures/100060DB00001C0E000001D198A5BA1977BA2289.svg" xlink:type="simple" xlink:show="embed" xlink:actuate="onLoad" loext:mime-type="image/svg+xml"/><draw:image xlink:href="Pictures/100002010000010F00000012ACF0741C10EEEDBB.png" xlink:type="simple" xlink:show="embed" xlink:actuate="onLoad" loext:mime-type="image/png"/><svg:title>Entropy H(X)  = -\left [ \left ( \frac{3}{8} \right )log_{2}\frac{3}{8} + \left ( \frac{5}{8} \right )log_{2}\frac{5}{8} \right ] </svg:title></draw:frame></text:p>
      <text:p text:style-name="P3"><text:s text:c="14"/><text:span text:style-name="T4">= -[0.375 * (-1.415) + 0.625 * (-0.678)] </text:span></text:p>
      <text:p text:style-name="P3"><text:s text:c="14"/><text:span text:style-name="T4">=-(-0.53-0.424) </text:span></text:p>
      <text:p text:style-name="P3"><text:s text:c="14"/><text:span text:style-name="T4">= 0.954</text:span></text:p>
      <text:p text:style-name="P5">2. Gini Index</text:p>
      <text:list xml:id="list1007184281" text:style-name="L4">
        <text:list-item>
          <text:p text:style-name="P15">Gini Index is a metric to measure how often a randomly chosen element would be incorrectly identified.</text:p>
        </text:list-item>
        <text:list-item>
          <text:p text:style-name="P15">It means an attribute with lower Gini index should be preferred.</text:p>
        </text:list-item>
        <text:list-item>
          <text:p text:style-name="P15">Sklearn supports “Gini” criteria for Gini Index and by default, it takes “gini” value.</text:p>
        </text:list-item>
        <text:list-item>
          <text:p text:style-name="P15">The Formula for the calculation of the of the Gini Index is given below.</text:p>
          <text:p text:style-name="P11"><draw:frame draw:style-name="fr1" draw:name="Image4" text:anchor-type="as-char" svg:width="7.17cm" svg:height="0.953cm" draw:z-index="3"><draw:image xlink:href="Pictures/1000392C00000F7A000001E8A0FCB9B866B41809.svg" xlink:type="simple" xlink:show="embed" xlink:actuate="onLoad" loext:mime-type="image/svg+xml"/><draw:image xlink:href="Pictures/100002010000009600000012F797B78F7A40D222.png" xlink:type="simple" xlink:show="embed" xlink:actuate="onLoad" loext:mime-type="image/png"/><svg:title>Gini Index = 1 - \sum_{j}^{}p_{j}^{2}</svg:title></draw:frame></text:p>
        </text:list-item>
      </text:list>
      <text:list xml:id="list2160506789" text:style-name="L5">
        <text:list-header>
          <text:p text:style-name="P9"/>
        </text:list-header>
      </text:list>
      <text:p text:style-name="P8"/>
      <text:list xml:id="list102642867191768" text:continue-numbering="true" text:style-name="L5">
        <text:list-item>
          <text:p text:style-name="P10"><text:soft-page-break/>The most notable types of decision tree algorithms are:-</text:p>
          <text:p text:style-name="P7"><text:span text:style-name="T5">1. </text:span><text:span text:style-name="Strong_20_Emphasis"><text:span text:style-name="T8">Iterative Dichotomiser 3 (ID3):</text:span></text:span><text:span text:style-name="T5"> This algorithm uses Information Gain to decide which attribute is to be used classify the current subset of the data. For each level of the tree, information gain is calculated for the remaining data recursively.</text:span></text:p>
          <text:p text:style-name="P7"><text:span text:style-name="T5">2.</text:span><text:span text:style-name="T7"> </text:span><text:span text:style-name="Strong_20_Emphasis"><text:span text:style-name="T8">C4.5:</text:span></text:span><text:span text:style-name="T7"> </text:span><text:span text:style-name="T5">This algorithm is the successor of the ID3 algorithm. This algorithm uses either Information gain or Gain ratio to decide upon the classifying attribute. It is a direct improvement from the ID3 algorithm as it can handle both continuous and missing attribute values.</text:span></text:p>
          <text:p text:style-name="P7"><text:span text:style-name="T5">3. </text:span><text:span text:style-name="Strong_20_Emphasis"><text:span text:style-name="T8">Classification and Regression Tree(CART):</text:span></text:span><text:span text:style-name="T5"> It is a dynamic learning algorithm which can produce a regression tree as well as a classification tree depending upon the dependent variab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09:21:24.023536196</meta:creation-date>
    <dc:date>2019-12-13T10:26:41.870187085</dc:date>
    <meta:editing-duration>PT44M57S</meta:editing-duration>
    <meta:editing-cycles>1</meta:editing-cycles>
    <meta:document-statistic meta:table-count="0" meta:image-count="4" meta:object-count="0" meta:page-count="3" meta:paragraph-count="33" meta:word-count="535" meta:character-count="3110" meta:non-whitespace-character-count="2578"/>
    <meta:generator>LibreOffice/6.2.8.2$Linux_X86_64 LibreOffice_project/20$Build-2</meta:generator>
  </office:meta>
</office:document-meta>
</file>